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12d807" officeooo:paragraph-rsid="0012d807"/>
    </style:style>
    <style:style style:name="P2" style:family="paragraph" style:parent-style-name="Standard">
      <style:text-properties style:font-name="Times New Roman" officeooo:rsid="00116770" officeooo:paragraph-rsid="00116770"/>
    </style:style>
    <style:style style:name="P3" style:family="paragraph" style:parent-style-name="Standard">
      <style:paragraph-properties fo:line-height="150%"/>
      <style:text-properties style:font-name="Times New Roman" officeooo:rsid="0013de45" officeooo:paragraph-rsid="0013de45"/>
    </style:style>
    <style:style style:name="P4" style:family="paragraph" style:parent-style-name="Standard">
      <style:paragraph-properties fo:line-height="150%"/>
      <style:text-properties style:font-name="Times New Roman" officeooo:rsid="001999c1" officeooo:paragraph-rsid="001999c1"/>
    </style:style>
    <style:style style:name="P5" style:family="paragraph" style:parent-style-name="Standard">
      <style:paragraph-properties fo:line-height="150%"/>
      <style:text-properties style:font-name="Times New Roman" officeooo:rsid="001dafe9" officeooo:paragraph-rsid="001dafe9"/>
    </style:style>
    <style:style style:name="P6" style:family="paragraph" style:parent-style-name="Standard">
      <style:paragraph-properties fo:line-height="150%"/>
      <style:text-properties style:font-name="Times New Roman" fo:font-size="12pt" officeooo:rsid="001dafe9" officeooo:paragraph-rsid="001dafe9" style:font-size-asian="10.5pt" style:font-size-complex="12pt"/>
    </style:style>
    <style:style style:name="T1" style:family="text">
      <style:text-properties officeooo:rsid="0015c9d8"/>
    </style:style>
    <style:style style:name="T2" style:family="text">
      <style:text-properties officeooo:rsid="001b20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rmatik-Softwarer-Projekt</text:p>
      <text:p text:style-name="P2"/>
      <text:p text:style-name="P1">Beschreibung des Spiel Ablaufes:</text:p>
      <text:p text:style-name="P1"/>
      <text:p text:style-name="P3">1. Beim Starten des Spieles Erscheint zuerst das Start-Menü. Durch Drücken der Pfeltasten lässt sich ein Raumschiff zwischen den Verschieden Menüpunkten hin und herbewegen . Sobald man en passenden Punkt berreicht hat kann man diesen mit der Taste Enter ausswählen.</text:p>
      <text:p text:style-name="P3"/>
      <text:p text:style-name="P3">2. Wählt man den Start-Menü-Punkt Start aus so Startet sofort dass Spiel. Es errscheint grünes Raumschiff welches der Spieler mitels Pfeiltasten bewegen kann und durch drücken der Leer-Taste schießenlassen kann. <text:span text:style-name="T1">Außerdem wird am Rand neben des Spielfeldes angezeigt wieviele Punkteman hat, was der Highscore ist und wieviele Leben man besitzt. Dass Grüne Raumschiff fliegt immer geradeauß duch die Galaxy , wobei kurtz nach dem Starten des Spieles fremde rote Raumschiffe auftauchen. Diese Fremden Raumschiffe beginnen sofort einen mittels Rotter geschosse zu beschießen. Um sich selbs´t zu verteidigen muss der Spieler die Rotten Raumschiffe abschießen welche sich unregelmäßig im Raum bewegen. Sobald ein Rotes Raumschiff nAbgeschossen wurde Expoldiert es und man bekommt Punkte. Sollte jedoch eines der Roten Raumschiffe einen selbst abschießen so verliert man eines seiner 3 Leben.Um die Anzahl der eigenen Leben wieder zu verbessern fliegen immerwieder blaue Rettungskapseln durch das spielfeld. Sobald eine dieser Kapseln getroffen wurde wird die Anzahl der Leben um 1 erhöht <text:s/>vorrausgesetzt man besitzt zum zeitpunkt des treffens der Rettungskapsel nicht schon 3 Leben. Neben Punkten für dass Abschießen der gegener erhält man ebenso Punkte für den Abschuss einer Rettungskapsel und das Überstehe einer Welle. Das vehalten der Gegengner lsst sich mit Wellen beschreiben, was bedeutet, es kommen immerwieder eine große Anzahl auf einmal an Gegnern. Mit der zeit werden diese wellen immer schwieriger, durch eine erhöhte anzahl von Gegnern. Der anfang einer Welle ist dadurch erkenn bar dass am obern SpielfeldRand eine vielzahl an Gegnern erscheint, dass Ende dadurch, dass die Punktzahl sich ohne einen Abschuss erhöht. ACHTUNG gegnerische Raumschiffe können auch nach dem ende einer Welle noch herumfliegen.</text:span></text:p>
      <text:p text:style-name="P3"/>
      <text:p text:style-name="P4">3. Ziel <text:s/>des Spieles ist es möglichst viele Punkte zusammeln.</text:p>
      <text:p text:style-name="P4">Das Spiel Endedt sobald man kein Leben mehr hatt. In dem Moment Erscheint der Schriftzug GAME OVER und der Hintergrund Verdunkelt sich. Sobald Game over erscheint wird automatisch der Higscore gespeichert, im Falle dass dieser geknackt wurde. Jetzt kann der Spieler entweder durch das Anklicken des Buttons ,,Neues Spiel“ Erneut spielen, oder du<text:span text:style-name="T2">r</text:span>ch klicken der enter taste zum Start-menü zurückkehren.</text:p>
      <text:p text:style-name="P4"/>
      <text:p text:style-name="P5"><text:soft-page-break/>Mein Beitrag zum Projekt (Paul Mühlberger Q11)</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8:39:41.097000000</meta:creation-date>
    <dc:date>2019-06-24T19:56:06.373000000</dc:date>
    <meta:editing-duration>PT1H16M21S</meta:editing-duration>
    <meta:editing-cycles>11</meta:editing-cycles>
    <meta:generator>LibreOffice/5.2.3.3$Windows_x86 LibreOffice_project/d54a8868f08a7b39642414cf2c8ef2f228f780cf</meta:generator>
    <meta:document-statistic meta:table-count="0" meta:image-count="0" meta:object-count="0" meta:page-count="2" meta:paragraph-count="7" meta:word-count="388" meta:character-count="2648" meta:non-whitespace-character-count="2265"/>
  </office:meta>
</office:document-meta>
</file>